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文泉驿等宽微米黑" svg:font-family="文泉驿等宽微米黑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 fo:background-color="#ffffff">
        <style:background-image/>
      </style:paragraph-properties>
      <style:text-properties fo:background-color="#ffffff"/>
    </style:style>
    <style:style style:name="P2" style:family="paragraph" style:parent-style-name="Standard">
      <style:paragraph-properties fo:text-align="justify" style:justify-single-word="false"/>
      <style:text-properties style:font-name="文泉驿等宽微米黑" fo:font-size="10.5pt" style:font-name-asian="文泉驿等宽微米黑"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3"/>代码 ”2.贝叶斯分类.cpp” 中包含了参数的选择。</text:p>
      <text:p text:style-name="P2"><text:s text:c="3"/>其中，选取score位于(9.5, 9.8)之间的电影进行TopN，说明贝叶斯的最好结果在概率上不是单边的。</text:p>
      <text:p text:style-name="P2"><text:s text:c="3"/>不调参时，f1评分是5.09，调参后是9.96。</text:p>
      <text:p text:style-name="P2"><text:s text:c="3"/>使用src-10数据后，《准确13.68，召回8.90，f1分10.78》。</text:p>
      <text:p text:style-name="P2"/>
      <text:p text:style-name="P2"><text:s text:c="3"/>使用随机的方法计算用户的相似用户集合，计算量降到0.003，命中率0.97。 </text:p>
      <text:p text:style-name="P2"><text:s text:c="3"/>正向利用该用户的相似用户更新他的特征向量，在新的特征向量下《准确19.43，召回2.27，f1分4.07》，把这个结果和前面的合并得到《准确13.82，召回9.16，f1分11.01》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文泉驿等宽微米黑" svg:font-family="文泉驿等宽微米黑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background-color="#ffffff">
        <style:background-image/>
      </style:paragraph-properties>
      <style:text-properties fo:background-color="#ffffff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10:49:50</meta:creation-date>
    <dc:date>2014-11-24T10:53:14</dc:date>
    <meta:editing-duration>PT10M21S</meta:editing-duration>
    <meta:editing-cycles>40</meta:editing-cycles>
    <meta:generator>LibreOffice/3.5$Linux_X86_64 LibreOffice_project/350m1$Build-2</meta:generator>
    <meta:document-statistic meta:table-count="0" meta:image-count="0" meta:object-count="0" meta:page-count="1" meta:paragraph-count="7" meta:word-count="51" meta:character-count="294" meta:non-whitespace-character-count="340"/>
  </office:meta>
</office:document-meta>
</file>